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TransactionAttributeSource.register( Method method , TransactionAttribute tx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ransactionAttributeSource.findTransactionAttribute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ransactionAttributeSource.register( Class &lt; ? &gt; clazz , TransactionAttribute tx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ransactionAttributeSource.findTransactionAttribute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